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draw:stroke="solid" draw:stroke-dash="Ultrafine_20_Dashed" svg:stroke-width="0.152cm" draw:marker-start-width="0.427cm" draw:marker-end="Arrow" draw:marker-end-width="0.527cm" draw:textarea-horizontal-align="center" draw:textarea-vertical-align="middle" fo:padding-top="0.2cm" fo:padding-bottom="0.2cm" fo:padding-left="0.325cm" fo:padding-right="0.32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b3b3b3" draw:textarea-horizontal-align="justify" draw:textarea-vertical-align="middle" draw:auto-grow-height="fals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fill="solid" draw:fill-color="#999999" draw:textarea-horizontal-align="justify" draw:textarea-vertical-align="middle" draw:auto-grow-height="fals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stroke="solid" draw:stroke-dash="Fine_20_Dashed" svg:stroke-color="#333333" draw:marker-end="Arrow" draw:marker-end-width="0.3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7.78cm" svg:height="13.97cm" svg:x="1.635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1.87cm" svg:y1="16.24cm" svg:x2="17.745cm" svg:y2="16.24cm">
          <text:p/>
        </draw:line>
        <draw:line draw:style-name="gr3" draw:text-style-name="P1" draw:layer="layout" svg:x1="4.41cm" svg:y1="15.605cm" svg:x2="4.41cm" svg:y2="16.875cm">
          <text:p/>
        </draw:line>
        <draw:line draw:style-name="gr3" draw:text-style-name="P1" draw:layer="layout" svg:x1="5.81cm" svg:y1="15.605cm" svg:x2="5.81cm" svg:y2="16.875cm">
          <text:p/>
        </draw:line>
        <draw:line draw:style-name="gr3" draw:text-style-name="P1" draw:layer="layout" svg:x1="7.21cm" svg:y1="15.605cm" svg:x2="7.21cm" svg:y2="16.875cm">
          <text:p/>
        </draw:line>
        <draw:line draw:style-name="gr3" draw:text-style-name="P1" draw:layer="layout" svg:x1="8.61cm" svg:y1="15.605cm" svg:x2="8.61cm" svg:y2="16.875cm">
          <text:p/>
        </draw:line>
        <draw:line draw:style-name="gr3" draw:text-style-name="P1" draw:layer="layout" svg:x1="10.01cm" svg:y1="15.605cm" svg:x2="10.01cm" svg:y2="16.875cm">
          <text:p/>
        </draw:line>
        <draw:line draw:style-name="gr3" draw:text-style-name="P1" draw:layer="layout" svg:x1="11.41cm" svg:y1="15.605cm" svg:x2="11.41cm" svg:y2="16.875cm">
          <text:p/>
        </draw:line>
        <draw:line draw:style-name="gr3" draw:text-style-name="P1" draw:layer="layout" svg:x1="12.81cm" svg:y1="15.605cm" svg:x2="12.81cm" svg:y2="16.875cm">
          <text:p/>
        </draw:line>
        <draw:line draw:style-name="gr3" draw:text-style-name="P1" draw:layer="layout" svg:x1="14.21cm" svg:y1="15.605cm" svg:x2="14.21cm" svg:y2="16.875cm">
          <text:p/>
        </draw:line>
        <draw:custom-shape draw:style-name="gr4" draw:text-style-name="P1" draw:layer="layout" svg:width="2.857cm" svg:height="2.858cm" svg:x="12.983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2.857cm" svg:height="2.858cm" svg:x="7.262cm" svg:y="9.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58cm" svg:height="2.857cm" svg:x="10.125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57cm" svg:height="2.857cm" svg:x="12.983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2.857cm" svg:height="2.858cm" svg:x="7.268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2.858cm" svg:height="2.858cm" svg:x="10.125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858cm" svg:height="2.858cm" svg:x="4.41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2.858cm" svg:height="2.857cm" svg:x="4.41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4.41cm" svg:y1="16.24cm" svg:x2="2.505cm" svg:y2="13.065cm">
          <text:p/>
        </draw:line>
        <draw:line draw:style-name="gr9" draw:text-style-name="P1" draw:layer="layout" svg:x1="4.41cm" svg:y1="16.24cm" svg:x2="5.68cm" svg:y2="13.065cm">
          <text:p/>
        </draw:line>
        <draw:line draw:style-name="gr9" draw:text-style-name="P1" draw:layer="layout" svg:x1="5.68cm" svg:y1="16.24cm" svg:x2="7.585cm" svg:y2="18.78cm">
          <text:p/>
        </draw:line>
        <draw:line draw:style-name="gr9" draw:text-style-name="P1" draw:layer="layout" svg:x1="5.68cm" svg:y1="16.24cm" svg:x2="8.855cm" svg:y2="13.7cm">
          <text:p/>
        </draw:line>
        <draw:line draw:style-name="gr9" draw:text-style-name="P1" draw:layer="layout" svg:x1="12.865cm" svg:y1="16.24cm" svg:x2="11.595cm" svg:y2="13.7cm">
          <text:p/>
        </draw:line>
        <draw:line draw:style-name="gr9" draw:text-style-name="P1" draw:layer="layout" svg:x1="12.665cm" svg:y1="16.24cm" svg:x2="14.57cm" svg:y2="13.065cm">
          <text:p/>
        </draw:line>
        <draw:line draw:style-name="gr9" draw:text-style-name="P1" draw:layer="layout" svg:x1="10.025cm" svg:y1="16.24cm" svg:x2="11.93cm" svg:y2="19.415cm">
          <text:p/>
        </draw:line>
        <draw:line draw:style-name="gr9" draw:text-style-name="P1" draw:layer="layout" svg:x1="10.125cm" svg:y1="16.24cm" svg:x2="13.3cm" svg:y2="17.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 Gibson</meta:initial-creator>
    <meta:creation-date>2011-05-28T19:47:18</meta:creation-date>
    <dc:date>2011-05-29T17:31:13</dc:date>
    <dc:creator>Chris Gibson</dc:creator>
    <meta:editing-duration>PT1H17M33S</meta:editing-duration>
    <meta:editing-cycles>10</meta:editing-cycles>
    <meta:generator>LibreOffice/3.3$Unix LibreOffice_project/330m19$Build-202</meta:generator>
    <meta:document-statistic meta:object-count="26"/>
  </office:meta>
</office:document-meta>
</file>